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D7192BRUZ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MCLK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CLK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LK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\S\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3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2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1/REFIN2+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0/REFIN2-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INCOM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IN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IN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IN3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IN4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EFIN1+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EFIN1-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PDSW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\Y\N\C\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OUT/R\D\Y\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IN</text:p>
          </table:table-cell>
          <table:table-cell office:value-type="string">
            <text:p>Input</text:p>
          </table:table-cell>
        </table:table-row>
      </table:table>
      <table:table table:name="ADuM1400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40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402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300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30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LM43603PWP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W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BOOT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IAS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YN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T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GO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S/TRK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N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IN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IN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D</text:p>
          </table:table-cell>
          <table:table-cell office:value-type="string">
            <text:p>Power</text:p>
          </table:table-cell>
        </table:table-row>
      </table:table>
      <table:table table:name="STM32F20x LQFP64" table:style-name="ta1" table:print="false">
        <table:table-column table:style-name="co2" table:number-columns-repeated="102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BAT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C1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C14/OSC32_IN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C15/OSC32_OUT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H0/OSC_IN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H1/OSC_OUT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RST</text:p>
          </table:table-cell>
          <table:table-cell office:value-type="string">
            <text:p>Input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C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C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SSA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DDA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VSS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A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6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7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C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C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B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B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B2/BOOT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B1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B1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VCAP_1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B1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B1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B1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B1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C6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C7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C8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C9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8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A9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A1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A1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1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13/SWDIO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VCAP_2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A14/SWCLK 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A1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C1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C1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C1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D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B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B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B6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B7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BOOT0</text:p>
          </table:table-cell>
          <table:table-cell office:value-type="string">
            <text:p>Input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B8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B9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VSS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24.05.2017</text:date>, <text:time>20:1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is </meta:initial-creator>
    <meta:creation-date>2017-04-23T07:14:03.20</meta:creation-date>
    <meta:generator>OpenOffice/4.1.2$Win32 OpenOffice.org_project/412m3$Build-9782</meta:generator>
    <dc:date>2017-05-24T20:15:38.02</dc:date>
    <meta:editing-duration>PT1H21M36S</meta:editing-duration>
    <meta:editing-cycles>12</meta:editing-cycles>
    <meta:document-statistic meta:table-count="8" meta:cell-count="549" meta:object-count="0"/>
  </office:meta>
</office:document-meta>
</file>